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style:line-height-at-least="0.529cm" fo:text-indent="0cm" style:auto-text-indent="false"/>
    </style:style>
    <style:style style:name="P2" style:family="paragraph" style:parent-style-name="Text_20_body" style:list-style-name="L1">
      <style:paragraph-properties fo:margin-left="0cm" fo:margin-right="0cm" fo:margin-top="0cm" fo:margin-bottom="0.265cm" loext:contextual-spacing="false" style:line-height-at-least="0.529cm" fo:text-indent="0cm" style:auto-text-indent="false" fo:padding="0cm" fo:border="none"/>
      <style:text-properties fo:font-variant="normal" fo:text-transform="none" fo:color="#333333" style:font-name="Helvetica Neue" fo:font-size="10.5pt" fo:letter-spacing="normal" fo:font-style="normal" fo:font-weight="normal"/>
    </style:style>
    <style:style style:name="P3" style:family="paragraph" style:parent-style-name="Text_20_body" style:list-style-name="L2">
      <style:paragraph-properties fo:margin-left="0cm" fo:margin-right="0cm" fo:margin-top="0cm" fo:margin-bottom="0.265cm" loext:contextual-spacing="false" style:line-height-at-least="0.529cm" fo:text-indent="0cm" style:auto-text-indent="false" fo:padding="0cm" fo:border="none"/>
      <style:text-properties fo:font-variant="normal" fo:text-transform="none" fo:color="#333333" style:font-name="Helvetica Neue" fo:font-size="10.5pt" fo:letter-spacing="normal" fo:font-style="normal" fo:font-weight="normal"/>
    </style:style>
    <style:style style:name="P4" style:family="paragraph" style:parent-style-name="Text_20_body" style:list-style-name="L3">
      <style:paragraph-properties fo:margin-left="0cm" fo:margin-right="0cm" fo:margin-top="0cm" fo:margin-bottom="0.265cm" loext:contextual-spacing="false" style:line-height-at-least="0.529cm" fo:text-indent="0cm" style:auto-text-indent="false" fo:padding="0cm" fo:border="none"/>
      <style:text-properties fo:font-variant="normal" fo:text-transform="none" fo:color="#333333" style:font-name="Helvetica Neue" fo:font-size="10.5pt" fo:letter-spacing="normal" fo:font-style="normal" fo:font-weight="normal"/>
    </style:style>
    <style:style style:name="P5" style:family="paragraph" style:parent-style-name="Text_20_body" style:list-style-name="L5">
      <style:paragraph-properties fo:margin-left="0cm" fo:margin-right="0cm" fo:margin-top="0cm" fo:margin-bottom="0.265cm" loext:contextual-spacing="false" style:line-height-at-least="0.529cm" fo:text-indent="0cm" style:auto-text-indent="false" fo:padding="0cm" fo:border="none"/>
      <style:text-properties fo:font-variant="normal" fo:text-transform="none" fo:color="#333333" style:font-name="Helvetica Neue" fo:font-size="10.5pt" fo:letter-spacing="normal" fo:font-style="normal" fo:font-weight="normal"/>
    </style:style>
    <style:style style:name="P6" style:family="paragraph" style:parent-style-name="Text_20_body" style:list-style-name="L7">
      <style:paragraph-properties fo:margin-left="0cm" fo:margin-right="0cm" fo:margin-top="0cm" fo:margin-bottom="0.265cm" loext:contextual-spacing="false" style:line-height-at-least="0.529cm" fo:text-indent="0cm" style:auto-text-indent="false" fo:padding="0cm" fo:border="none"/>
      <style:text-properties fo:font-variant="normal" fo:text-transform="none" fo:color="#333333" style:font-name="Helvetica Neue" fo:font-size="10.5pt" fo:letter-spacing="normal" fo:font-style="normal" fo:font-weight="normal"/>
    </style:style>
    <style:style style:name="P7" style:family="paragraph" style:parent-style-name="Text_20_body" style:list-style-name="L9">
      <style:paragraph-properties fo:margin-left="0cm" fo:margin-right="0cm" fo:margin-top="0cm" fo:margin-bottom="0.265cm" loext:contextual-spacing="false" style:line-height-at-least="0.529cm" fo:text-indent="0cm" style:auto-text-indent="false" fo:padding="0cm" fo:border="none"/>
      <style:text-properties fo:font-variant="normal" fo:text-transform="none" fo:color="#333333" style:font-name="Helvetica Neue" fo:font-size="10.5pt" fo:letter-spacing="normal" fo:font-style="normal" fo:font-weight="normal"/>
    </style:style>
    <style:style style:name="P8" style:family="paragraph" style:parent-style-name="Text_20_body" style:list-style-name="L4">
      <style:paragraph-properties fo:margin-left="0cm" fo:margin-right="0cm" fo:margin-top="0cm" fo:margin-bottom="0.265cm" loext:contextual-spacing="false" style:line-height-at-least="0.529cm" fo:text-indent="0cm" style:auto-text-indent="false" fo:padding="0cm" fo:border="none"/>
    </style:style>
    <style:style style:name="P9" style:family="paragraph" style:parent-style-name="Text_20_body" style:list-style-name="L6">
      <style:paragraph-properties fo:margin-left="0cm" fo:margin-right="0cm" fo:margin-top="0cm" fo:margin-bottom="0.265cm" loext:contextual-spacing="false" style:line-height-at-least="0.529cm" fo:text-indent="0cm" style:auto-text-indent="false" fo:padding="0cm" fo:border="none"/>
    </style:style>
    <style:style style:name="P10" style:family="paragraph" style:parent-style-name="Text_20_body" style:list-style-name="L8">
      <style:paragraph-properties fo:margin-left="0cm" fo:margin-right="0cm" fo:margin-top="0cm" fo:margin-bottom="0.265cm" loext:contextual-spacing="false" style:line-height-at-least="0.529cm" fo:text-indent="0cm" style:auto-text-indent="false" fo:padding="0cm" fo:border="none"/>
    </style:style>
    <style:style style:name="P11" style:family="paragraph" style:parent-style-name="Text_20_body" style:list-style-name="L10">
      <style:paragraph-properties fo:margin-left="0cm" fo:margin-right="0cm" fo:margin-top="0cm" fo:margin-bottom="0.265cm" loext:contextual-spacing="false" style:line-height-at-least="0.529cm" fo:text-indent="0cm" style:auto-text-indent="false" fo:padding="0cm" fo:border="none"/>
    </style:style>
    <style:style style:name="P12" style:family="paragraph" style:parent-style-name="Text_20_body">
      <style:paragraph-properties fo:margin-top="0cm" fo:margin-bottom="0.529cm" loext:contextual-spacing="false"/>
      <style:text-properties fo:padding="0.503cm" fo:border="0.06pt solid #e3e3e3"/>
    </style:style>
    <style:style style:name="P13" style:family="paragraph" style:parent-style-name="Text_20_body" style:list-style-name="L1">
      <style:paragraph-properties fo:margin-top="0cm" fo:margin-bottom="0.265cm" loext:contextual-spacing="false" style:line-height-at-least="0.529cm" fo:padding="0cm" fo:border="none"/>
      <style:text-properties fo:font-variant="normal" fo:text-transform="none" fo:color="#333333" style:font-name="Helvetica Neue" fo:font-size="10.5pt" fo:letter-spacing="normal" fo:font-style="normal" fo:font-weight="normal"/>
    </style:style>
    <style:style style:name="P14" style:family="paragraph" style:parent-style-name="Text_20_body" style:list-style-name="L2">
      <style:paragraph-properties fo:margin-top="0cm" fo:margin-bottom="0.265cm" loext:contextual-spacing="false" style:line-height-at-least="0.529cm" fo:padding="0cm" fo:border="none"/>
      <style:text-properties fo:font-variant="normal" fo:text-transform="none" fo:color="#333333" style:font-name="Helvetica Neue" fo:font-size="10.5pt" fo:letter-spacing="normal" fo:font-style="normal" fo:font-weight="normal"/>
    </style:style>
    <style:style style:name="P15" style:family="paragraph" style:parent-style-name="Text_20_body" style:list-style-name="L4">
      <style:paragraph-properties fo:margin-top="0cm" fo:margin-bottom="0.265cm" loext:contextual-spacing="false" style:line-height-at-least="0.529cm" fo:padding="0cm" fo:border="none"/>
      <style:text-properties fo:font-variant="normal" fo:text-transform="none" fo:color="#333333" style:font-name="Helvetica Neue" fo:font-size="10.5pt" fo:letter-spacing="normal" fo:font-style="normal" fo:font-weight="normal"/>
    </style:style>
    <style:style style:name="P16" style:family="paragraph" style:parent-style-name="Text_20_body" style:list-style-name="L5">
      <style:paragraph-properties fo:margin-top="0cm" fo:margin-bottom="0.265cm" loext:contextual-spacing="false" style:line-height-at-least="0.529cm" fo:padding="0cm" fo:border="none"/>
      <style:text-properties fo:font-variant="normal" fo:text-transform="none" fo:color="#333333" style:font-name="Helvetica Neue" fo:font-size="10.5pt" fo:letter-spacing="normal" fo:font-style="normal" fo:font-weight="normal"/>
    </style:style>
    <style:style style:name="P17" style:family="paragraph" style:parent-style-name="Text_20_body" style:list-style-name="L7">
      <style:paragraph-properties fo:margin-top="0cm" fo:margin-bottom="0.265cm" loext:contextual-spacing="false" style:line-height-at-least="0.529cm" fo:padding="0cm" fo:border="none"/>
      <style:text-properties fo:font-variant="normal" fo:text-transform="none" fo:color="#333333" style:font-name="Helvetica Neue" fo:font-size="10.5pt" fo:letter-spacing="normal" fo:font-style="normal" fo:font-weight="normal"/>
    </style:style>
    <style:style style:name="P18" style:family="paragraph" style:parent-style-name="Text_20_body" style:list-style-name="L8">
      <style:paragraph-properties fo:margin-top="0cm" fo:margin-bottom="0.265cm" loext:contextual-spacing="false" style:line-height-at-least="0.529cm" fo:padding="0cm" fo:border="none"/>
      <style:text-properties fo:font-variant="normal" fo:text-transform="none" fo:color="#333333" style:font-name="Helvetica Neue" fo:font-size="10.5pt" fo:letter-spacing="normal" fo:font-style="normal" fo:font-weight="normal"/>
    </style:style>
    <style:style style:name="P19" style:family="paragraph" style:parent-style-name="Text_20_body" style:list-style-name="L9">
      <style:paragraph-properties fo:margin-top="0cm" fo:margin-bottom="0.265cm" loext:contextual-spacing="false" style:line-height-at-least="0.529cm" fo:padding="0cm" fo:border="none"/>
      <style:text-properties fo:font-variant="normal" fo:text-transform="none" fo:color="#333333" style:font-name="Helvetica Neue" fo:font-size="10.5pt" fo:letter-spacing="normal" fo:font-style="normal" fo:font-weight="normal"/>
    </style:style>
    <style:style style:name="P20" style:family="paragraph" style:parent-style-name="Text_20_body" style:list-style-name="L10">
      <style:paragraph-properties fo:margin-top="0cm" fo:margin-bottom="0.265cm" loext:contextual-spacing="false" style:line-height-at-least="0.529cm" fo:padding="0cm" fo:border="none"/>
      <style:text-properties fo:font-variant="normal" fo:text-transform="none" fo:color="#333333" style:font-name="Helvetica Neue" fo:font-size="10.5pt" fo:letter-spacing="normal" fo:font-style="normal" fo:font-weight="normal"/>
    </style:style>
    <style:style style:name="P21" style:family="paragraph" style:parent-style-name="Text_20_body" style:list-style-name="L4">
      <style:paragraph-properties fo:margin-top="0cm" fo:margin-bottom="0.265cm" loext:contextual-spacing="false" style:line-height-at-least="0.529cm" fo:padding="0cm" fo:border="none"/>
    </style:style>
    <style:style style:name="P22" style:family="paragraph" style:parent-style-name="Text_20_body" style:list-style-name="L6">
      <style:paragraph-properties fo:margin-top="0cm" fo:margin-bottom="0.265cm" loext:contextual-spacing="false" style:line-height-at-least="0.529cm" fo:padding="0cm" fo:border="none"/>
    </style:style>
    <style:style style:name="P23" style:family="paragraph" style:parent-style-name="Text_20_body" style:list-style-name="L8">
      <style:paragraph-properties fo:margin-top="0cm" fo:margin-bottom="0.265cm" loext:contextual-spacing="false" style:line-height-at-least="0.529cm" fo:padding="0cm" fo:border="none"/>
    </style:style>
    <style:style style:name="P24" style:family="paragraph" style:parent-style-name="Text_20_body" style:list-style-name="L9">
      <style:paragraph-properties fo:margin-top="0cm" fo:margin-bottom="0.265cm" loext:contextual-spacing="false" style:line-height-at-least="0.529cm" fo:padding="0cm" fo:border="none"/>
    </style:style>
    <style:style style:name="P25" style:family="paragraph" style:parent-style-name="Text_20_body" style:list-style-name="L10">
      <style:paragraph-properties fo:margin-top="0cm" fo:margin-bottom="0.265cm" loext:contextual-spacing="false" style:line-height-at-least="0.529cm" fo:padding="0cm" fo:border="none"/>
    </style:style>
    <style:style style:name="P26" style:family="paragraph" style:parent-style-name="Heading_20_2">
      <style:text-properties fo:font-variant="normal" fo:text-transform="none" fo:color="#333333" style:font-name="Helvetica Neue" fo:font-size="22.5pt" fo:letter-spacing="normal" fo:font-style="normal" fo:font-weight="bold"/>
    </style:style>
    <style:style style:name="P27" style:family="paragraph" style:parent-style-name="Heading_20_2">
      <style:paragraph-properties fo:margin-left="0cm" fo:margin-right="0cm" fo:margin-top="0.265cm" fo:margin-bottom="0.265cm" loext:contextual-spacing="false" style:line-height-at-least="1.058cm" fo:text-indent="0cm" style:auto-text-indent="false"/>
      <style:text-properties fo:font-variant="normal" fo:text-transform="none" fo:color="#333333" style:font-name="Helvetica Neue" fo:font-size="22.5pt" fo:letter-spacing="normal" fo:font-style="normal" fo:font-weight="bold"/>
    </style:style>
    <style:style style:name="T1" style:family="text">
      <style:text-properties fo:font-variant="normal" fo:text-transform="none" fo:color="#333333" style:font-name="Helvetica Neue" fo:font-size="10.5pt" fo:letter-spacing="normal" fo:font-style="normal" fo:font-weight="normal"/>
    </style:style>
    <style:style style:name="T2" style:family="text">
      <style:text-properties fo:font-variant="normal" fo:text-transform="none" fo:color="#333333" style:font-name="Helvetica Neue" fo:font-size="10.5pt" fo:letter-spacing="normal" fo:font-style="normal" fo:font-weight="bold"/>
    </style:style>
    <style:style style:name="T3" style:family="text">
      <style:text-properties fo:font-variant="normal" fo:text-transform="none" fo:color="#333333" style:font-name="Helvetica Neue" fo:font-size="10.5pt" fo:letter-spacing="normal" fo:font-style="normal" style:text-underline-style="solid" style:text-underline-width="auto" style:text-underline-color="font-color" fo:font-weight="normal"/>
    </style:style>
    <style:style style:name="T4" style:family="text">
      <style:text-properties fo:font-variant="normal" fo:text-transform="none" fo:color="#333333" fo:letter-spacing="normal"/>
    </style:style>
    <style:style style:name="T5" style:family="text">
      <style:text-properties fo:font-variant="normal" fo:text-transform="none" fo:color="#0074cc" style:text-line-through-style="none" style:text-line-through-type="none" style:font-name="Helvetica Neue" fo:font-size="10.5pt" fo:letter-spacing="normal" fo:font-style="normal" style:text-underline-style="none" fo:font-weight="normal" style:text-blinking="false"/>
    </style:style>
    <style:style style:name="T6" style:family="text">
      <style:text-properties fo:font-variant="normal" fo:text-transform="none" fo:color="#0074cc" style:text-line-through-style="none" style:text-line-through-type="none" fo:letter-spacing="normal" style:text-underline-style="none" style:text-blinking="false"/>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2">Présentation de la societé EICAL</text:h>
      <text:p text:style-name="P1"><text:span text:style-name="T1">La société Eical a été crée en 2011, elle propose en France et à l’étranger, sa double compétence en ingénierie électronique et course à la voile.</text:span><text:line-break/><text:line-break/><text:span text:style-name="T1">Aujourd’hui, c’est toute une équipe pluridisciplinaire basée à Brest qui peut répondre aux besoins des skippers, des équipes sportives, des plaisanciers et des professionnels de la mer.</text:span><text:line-break/><text:line-break/><text:span text:style-name="T1">Notre vocation est d’offrir un service complet et fiable pour un défi sportif et technologique en proposant une large gamme de matériels électroniques, électriques et informatiques.</text:span><text:line-break/><text:line-break/><text:span text:style-name="T1">Nous restons en veille permanente sur le développement de l’électronique marine en collaboration étroite avec nos partenaires. L’objectif est de présenter des solutions de pointe qui répondent aux besoins spécifiques de notre clientèle.</text:span><text:line-break/><text:line-break/><text:span text:style-name="T1">Notre expérience nous permet désormais de répondre à une multitudes de problématiques. Notre veille active sur le plan des nouvelles technologies (matériaux, système de navigation, électronique embarquée) nous permet de nouvelles associations pour la création de produits mieux adaptés et performants.</text:span></text:p>
      <text:h text:style-name="P27" text:outline-level="2">Actualités</text:h>
      <text:p text:style-name="P12">note : si les actualités sont présentes en page d'accueil, via un carrousel ou sous forme d'accroches (titre + quelques ligne), il faudra de toute manière avoir une page "Actualité" qui donne l'intégralité de l'article</text:p>
      <text:p text:style-name="P1"><text:line-break/><text:line-break/><text:span text:style-name="T2">Actu 1</text:span><text:span text:style-name="T4"> </text:span><text:span text:style-name="T1">daté du 11/02/2013</text:span><text:line-break/><text:span text:style-name="T2">La fibre optique, une technologie de pointe pour la société Eical</text:span></text:p>
      <text:list xml:id="list8418988509356575364" text:style-name="L1">
        <text:list-item>
          <text:p text:style-name="P2">La société Eical utilise depuis plusieurs années les capteurs en fibre optique dans les réalisations qu'elle propose à ses clients.</text:p>
        </text:list-item>
        <text:list-item>
          <text:p text:style-name="P13">« Ces capteurs offrent des possibilités de mesures précises pour les bateaux de course : ils permettent des architectures complexes et fiables sur tout un ensemble de paramètres. Leurs robustesses répondent aux besoins des régates au large ou la fiabilité du matériel, soumis à rude épreuve est un élément crucial. La longueur des fibres peut atteindre plusieurs kilomètres. Ces capteurs sont insensibles à l’immersion, aux interférences électromagnétiques et au vieillissement. »</text:p>
        </text:list-item>
      </text:list>
      <text:p text:style-name="P1"><text:soft-page-break/><text:line-break/><text:span text:style-name="T1">photo : </text:span><text:a xlink:type="simple" xlink:href="http://www.hellopro.fr/images/produit-2/3/5/4/capteur-numerique-a-fibre-optique-1756453.jpg" text:style-name="Internet_20_link" text:visited-style-name="Visited_20_Internet_20_Link"><text:span text:style-name="T5">http://www.hellopro.fr/images/produit-2/3/5/4/capteur-numerique-a-fibre-optique-1756453.jpg</text:span></text:a><text:line-break/><text:line-break/><text:span text:style-name="T2">Actu 2</text:span><text:span text:style-name="T4"> </text:span><text:span text:style-name="T1">daté du 12/02/2014</text:span><text:line-break/><text:span text:style-name="T2">Eical et l'écurie course de la "Banque impopulaire" une histoire qui dure !</text:span></text:p>
      <text:list xml:id="list1549473394881139043" text:style-name="L2">
        <text:list-item>
          <text:p text:style-name="P3">Le partenariat entamé en 2012 avec la "Banque Impopulaire" se poursuit en 2014 avec un passage à l'échelle. C'est désormais la totalité de l'équipement de navigation qui est maintenu et développé par Eical. Cette nouvelle confiance accordée renforce la crédibilité de notre société dans le monde de la course au large.</text:p>
        </text:list-item>
        <text:list-item>
          <text:p text:style-name="P14">« Dès que nous sommes passés en totalité sur le matériel Eical, nous avons observé de nouvelles perspectives en terme de navigation : plus de confiance dans les données fournis par le système et donc moins de prise de risque pour le bateau et son équipe »</text:p>
        </text:list-item>
        <text:list-item>
          <text:p text:style-name="P14">Sophie Delacreuse, skippeuse de "Banque impopulaire</text:p>
        </text:list-item>
      </text:list>
      <text:p text:style-name="P1"><text:span text:style-name="T1">photo : </text:span><text:a xlink:type="simple" xlink:href="http://www.elements-odyssee-feminine.org/wp-content/uploads/2013/08/IMG_9237-1200x800.jpg" text:style-name="Internet_20_link" text:visited-style-name="Visited_20_Internet_20_Link"><text:span text:style-name="T5">http://www.elements-odyssee-feminine.org/wp-content/uploads/2013/08/IMG_9237-1200x800.jpg</text:span></text:a><text:line-break/><text:line-break/><text:line-break/><text:span text:style-name="T2">Actu 3</text:span><text:span text:style-name="T4"> </text:span><text:span text:style-name="T1">daté du 22/02/2014</text:span><text:line-break/><text:span text:style-name="T2">Eical sera présent au World Navigation Devices à Boston !</text:span></text:p>
      <text:list xml:id="list8668362801265262775" text:style-name="L3">
        <text:list-item>
          <text:p text:style-name="P4">Eical sera présent au WND de mars 2014 pour présenter ses dernière innovations en matière d'outils de navigation. Le WND est un salon mondial, ayant lieu chaque année dans la ville de Boston. Il accueille 150 exposants de toute nationalité. Cet événement est l'occasion de nouer de nouveaux contacts et de rencontrer des clients potentiels.</text:p>
        </text:list-item>
      </text:list>
      <text:p text:style-name="P1"><text:line-break/><text:span text:style-name="T1">Photo : </text:span><text:a xlink:type="simple" xlink:href="http://www.meretmarine.com/objets/39349.jpg" text:style-name="Internet_20_link" text:visited-style-name="Visited_20_Internet_20_Link"><text:span text:style-name="T5">http://www.meretmarine.com/objets/39349.jpg</text:span></text:a></text:p>
      <text:h text:style-name="P27" text:outline-level="2">Recherche et Développement</text:h>
      <text:p text:style-name="P1"><text:line-break/><text:span text:style-name="T1">L'équipe Eical mène depuis de nombreuses années de mutliples projets de développement et d’innovation : Carte électronique embarquée à base de micro-contrôleur, conception de boîtier mécanique étanche, solutions multimédias… Cette démarche répond directement au exigences spécifiques de nombreux clients. Nous établissons ensemble un état des lieux des besoins et formulons une proposition concrète et originale.</text:span><text:line-break/><text:line-break/><text:span text:style-name="T1">Nombre de travaux réalisés dans le cadre de la recherche et développement de l'entreprise sont ensuite proposés à tous nos clients dans des versions standards à même de satisfaire le plus grand nombre.</text:span><text:line-break/><text:line-break/><text:span text:style-name="T3">Propositions de photo</text:span><text:span text:style-name="T4"> </text:span><text:span text:style-name="T1">: </text:span></text:p>
      <text:list xml:id="list4040718786615509198" text:style-name="L4">
        <text:list-item>
          <text:p text:style-name="P8"><text:a xlink:type="simple" xlink:href="http://annecyelectronique.fr/wp-content/uploads/2013/11/IMG_1851.jpg" text:style-name="Internet_20_link" text:visited-style-name="Visited_20_Internet_20_Link"><text:span text:style-name="T5">http://annecyelectronique.fr/wp-content/uploads/2013/11/IMG_1851.jpg</text:span></text:a></text:p>
        </text:list-item>
        <text:list-item>
          <text:p text:style-name="P21"><text:a xlink:type="simple" xlink:href="http://img.directindustry.fr/images_di/photo-g/logiciels-cao-electriques-38075-2829623.jpg" text:style-name="Internet_20_link" text:visited-style-name="Visited_20_Internet_20_Link"><text:span text:style-name="T5">http://img.directindustry.fr/images_di/photo-g/logiciels-cao-electriques-38075-2829623.jpg</text:span></text:a></text:p>
        </text:list-item>
        <text:list-item>
          <text:p text:style-name="P15">ou autres de la liste fournie...</text:p>
        </text:list-item>
      </text:list>
      <text:p text:style-name="Text_20_body"><text:soft-page-break/></text:p>
      <text:h text:style-name="P27" text:outline-level="2">Activités</text:h>
      <text:p text:style-name="P1"><text:span text:style-name="T1">Eical répond à deux objectifs : la fiabilité et la performance.</text:span><text:line-break/><text:line-break/><text:span text:style-name="T1">Notre équipe intervient sur les systèmes embarqués pour la navigation et les défis sportifs : électronique, informatique, communication réseau, innovation …</text:span><text:line-break/><text:line-break/><text:span text:style-name="T1">Nous assurons une prestation complète ou un service ponctuel en fonction de votre projet :</text:span></text:p>
      <text:list xml:id="list3368314286409440983" text:style-name="L5">
        <text:list-item>
          <text:p text:style-name="P5">Définition des besoins, cahier des charges.</text:p>
        </text:list-item>
        <text:list-item>
          <text:p text:style-name="P16">Étude et développement.</text:p>
        </text:list-item>
        <text:list-item>
          <text:p text:style-name="P16">Vente de matériel.</text:p>
        </text:list-item>
        <text:list-item>
          <text:p text:style-name="P16">Installation et réglage des systèmes (centrale de navigation – pilote).</text:p>
        </text:list-item>
        <text:list-item>
          <text:p text:style-name="P16">Formation à l’utilisation des systèmes...</text:p>
        </text:list-item>
      </text:list>
      <text:p text:style-name="Text_20_body"/>
      <text:h text:style-name="P27" text:outline-level="2">Pages produits en vente</text:h>
      <text:p text:style-name="Text_20_body"/>
      <text:list xml:id="list8592356147947430579" text:style-name="L6">
        <text:list-item>
          <text:p text:style-name="P9"><text:a xlink:type="simple" xlink:href="http://tiriad.org/uf8_2014/wakka.php?wiki=PhProduits" text:style-name="Internet_20_link" text:visited-style-name="Visited_20_Internet_20_Link"><text:span text:style-name="T5">produits en vente relais par la société EICAL</text:span></text:a></text:p>
        </text:list-item>
        <text:list-item>
          <text:p text:style-name="P22"><text:a xlink:type="simple" xlink:href="http://tiriad.org/uf8_2014/wakka.php?wiki=RetDProduits" text:style-name="Internet_20_link" text:visited-style-name="Visited_20_Internet_20_Link"><text:span text:style-name="T5">Produits R&amp;D, développés par Eical</text:span></text:a></text:p>
        </text:list-item>
      </text:list>
      <text:h text:style-name="P27" text:outline-level="2">Équipe</text:h>
      <text:p text:style-name="Text_20_body"/>
      <text:list xml:id="list6475577274970610897" text:style-name="L7">
        <text:list-item>
          <text:p text:style-name="P6">Gérant : Albert Gémon</text:p>
        </text:list-item>
        <text:list-item>
          <text:p text:style-name="P17">Ingénieur d'étude : Sophie Maléou</text:p>
        </text:list-item>
        <text:list-item>
          <text:p text:style-name="P17">Secrétariat &amp; relation clients : Pierre Lahot</text:p>
        </text:list-item>
        <text:list-item>
          <text:p text:style-name="P17">Technicienne : Virginie Delo</text:p>
        </text:list-item>
      </text:list>
      <text:p text:style-name="P1"><text:line-break/><text:span text:style-name="T1">Albert Gémon est spécialiste en système embarqué. Diplômé de la haute école ENT et fort d'une expérience de 15 ans dans le domaine de la navigation en régate il fonde la société EICAL en 2011 dont il est le gérant. Il intervient sur la partie R&amp;D et sur la relation client.</text:span><text:line-break/><text:line-break/><text:span text:style-name="T1">Sophie Maléou, diplomée de l'ENIB intègre la société Eical en 2012 après plusieurs expériences à l'étranger des diverses écuries courses. Elle est en charge de la partie conception de systèmes.</text:span><text:line-break/><text:line-break/><text:span text:style-name="T1">Pierre Lahot, est en charge du suivi de projet auprès de nos clients. Son attachement à la voile de compétition est son meilleur atout pour l'accompagnement de nos projets. </text:span><text:line-break/><text:soft-page-break/><text:line-break/><text:span text:style-name="T1">Virginie Delo est Technicienne système. Elle cumule à la fois un parcours technique et sportif en tant que skippeuse sur de nombreuses courses au large.</text:span></text:p>
      <text:h text:style-name="P27" text:outline-level="2">Nos locaux &amp; contacts</text:h>
      <text:p text:style-name="P1"><text:span text:style-name="T1">E.I.C.A.L est basé à Brest au port de plaisance.</text:span><text:line-break/><text:span text:style-name="T1">Les locaux de 100 m2 intègre un espace de recherche et développement et un atelier de montage.</text:span><text:line-break/><text:span text:style-name="T1">Adresse : 10 rue de l'Astrolable - 29200 Brest</text:span><text:line-break/><text:span text:style-name="T1">Téléphone : 02 98 00 00 00</text:span><text:line-break/><text:span text:style-name="T1">courriel: contact@eical.com</text:span></text:p>
      <text:h text:style-name="P27" text:outline-level="2">Références</text:h>
      <text:p text:style-name="P1"><text:line-break/><text:span text:style-name="T1">Eical est intervenue dans le cadre des régates suivantes pour le développement, l'installation et la formation à des systèmes de navigation embarqués.</text:span><text:line-break/><text:line-break/><text:span text:style-name="T2">2013 </text:span></text:p>
      <text:list xml:id="list6585951404575376834" text:style-name="L8">
        <text:list-item>
          <text:p text:style-name="P10"><text:a xlink:type="simple" xlink:href="http://tiriad.org/uf8_2014/wakka.php?wiki=Mod70/edit&amp;theme=yeswiki&amp;squelette=fixed-1col.tpl.html&amp;style=blue.css&amp;bgimg=pattern6.png" text:style-name="Internet_20_link" text:visited-style-name="Visited_20_Internet_20_Link"><text:span text:style-name="T6"> </text:span></text:a><text:a xlink:type="simple" xlink:href="http://tiriad.org/uf8_2014/wakka.php?wiki=Mod70/edit&amp;theme=yeswiki&amp;squelette=fixed-1col.tpl.html&amp;style=blue.css&amp;bgimg=pattern6.png" text:style-name="Internet_20_link" text:visited-style-name="Visited_20_Internet_20_Link"><text:span text:style-name="T5">Mod70</text:span></text:a><text:span text:style-name="T1"> Oman Air d’Oman Sail – trimaran 21m : gestion électronique et mise en configuration Transat Jacques Vabre.</text:span></text:p>
        </text:list-item>
        <text:list-item>
          <text:p text:style-name="P23"><text:a xlink:type="simple" xlink:href="http://tiriad.org/uf8_2014/wakka.php?wiki=Mod70/edit&amp;theme=yeswiki&amp;squelette=fixed-1col.tpl.html&amp;style=blue.css&amp;bgimg=pattern6.png" text:style-name="Internet_20_link" text:visited-style-name="Visited_20_Internet_20_Link"><text:span text:style-name="T6"> </text:span></text:a><text:a xlink:type="simple" xlink:href="http://tiriad.org/uf8_2014/wakka.php?wiki=Mod70/edit&amp;theme=yeswiki&amp;squelette=fixed-1col.tpl.html&amp;style=blue.css&amp;bgimg=pattern6.png" text:style-name="Internet_20_link" text:visited-style-name="Visited_20_Internet_20_Link"><text:span text:style-name="T5">Mod70</text:span></text:a><text:span text:style-name="T1"> Oman Air d’Oman Sail – trimaran 21m : Routage à terre pour la Transat Jacques Vabre.</text:span></text:p>
        </text:list-item>
        <text:list-item>
          <text:p text:style-name="P18">AC72 Team New Zealand : Vente de matériel électronique custom.</text:p>
        </text:list-item>
        <text:list-item>
          <text:p text:style-name="P18">AC72 Artemis Racing : Campagne de mesure fibres optiques (6 mois à San-Fransisco).</text:p>
        </text:list-item>
        <text:list-item>
          <text:p text:style-name="P18">Maxi Solo Banque populaire 7, trimaran 31,5m : Vente de matériel et calibration instrument et pilote.</text:p>
        </text:list-item>
        <text:list-item>
          <text:p text:style-name="P18">Imoca Safran – monocoque 18m : Mise en place d’une campagne de mesure par fibres optiques.</text:p>
        </text:list-item>
        <text:list-item>
          <text:p text:style-name="P23"><text:a xlink:type="simple" xlink:href="http://tiriad.org/uf8_2014/wakka.php?wiki=Class40/edit&amp;theme=yeswiki&amp;squelette=fixed-1col.tpl.html&amp;style=blue.css&amp;bgimg=pattern6.png" text:style-name="Internet_20_link" text:visited-style-name="Visited_20_Internet_20_Link"><text:span text:style-name="T6"> </text:span></text:a><text:a xlink:type="simple" xlink:href="http://tiriad.org/uf8_2014/wakka.php?wiki=Class40/edit&amp;theme=yeswiki&amp;squelette=fixed-1col.tpl.html&amp;style=blue.css&amp;bgimg=pattern6.png" text:style-name="Internet_20_link" text:visited-style-name="Visited_20_Internet_20_Link"><text:span text:style-name="T5">Class40</text:span></text:a><text:span text:style-name="T1"> Lecoq Cuisine – monocoque 12m : Installation 2ème pilote B&amp;G.</text:span></text:p>
        </text:list-item>
        <text:list-item>
          <text:p text:style-name="P23"><text:a xlink:type="simple" xlink:href="http://tiriad.org/uf8_2014/wakka.php?wiki=Multi50/edit&amp;theme=yeswiki&amp;squelette=fixed-1col.tpl.html&amp;style=blue.css&amp;bgimg=pattern6.png" text:style-name="Internet_20_link" text:visited-style-name="Visited_20_Internet_20_Link"><text:span text:style-name="T6"> </text:span></text:a><text:a xlink:type="simple" xlink:href="http://tiriad.org/uf8_2014/wakka.php?wiki=Multi50/edit&amp;theme=yeswiki&amp;squelette=fixed-1col.tpl.html&amp;style=blue.css&amp;bgimg=pattern6.png" text:style-name="Internet_20_link" text:visited-style-name="Visited_20_Internet_20_Link"><text:span text:style-name="T5">Multi50</text:span></text:a><text:span text:style-name="T1"> Maitre Jacques – trimaran 15m : Réglages B&amp;G et outils de communication Transat Jacques Vabre.</text:span></text:p>
        </text:list-item>
        <text:list-item>
          <text:p text:style-name="P18">Imoca Cheminées Poujoulat – monocoque 18m : Maintenance électronique générale – préparation Transat Jacques Vabre.</text:p>
        </text:list-item>
        <text:list-item>
          <text:p text:style-name="P23"><text:span text:style-name="T1">Multi one design MOD70 : Mise en route électronique </text:span><text:a xlink:type="simple" xlink:href="http://tiriad.org/uf8_2014/wakka.php?wiki=Mod06/edit&amp;theme=yeswiki&amp;squelette=fixed-1col.tpl.html&amp;style=blue.css&amp;bgimg=pattern6.png" text:style-name="Internet_20_link" text:visited-style-name="Visited_20_Internet_20_Link"><text:span text:style-name="T5"> Mod06</text:span></text:a><text:span text:style-name="T1">.</text:span></text:p>
        </text:list-item>
        <text:list-item>
          <text:p text:style-name="P23"><text:a xlink:type="simple" xlink:href="http://tiriad.org/uf8_2014/wakka.php?wiki=Mod70/edit&amp;theme=yeswiki&amp;squelette=fixed-1col.tpl.html&amp;style=blue.css&amp;bgimg=pattern6.png" text:style-name="Internet_20_link" text:visited-style-name="Visited_20_Internet_20_Link"><text:span text:style-name="T6"> </text:span></text:a><text:a xlink:type="simple" xlink:href="http://tiriad.org/uf8_2014/wakka.php?wiki=Mod70/edit&amp;theme=yeswiki&amp;squelette=fixed-1col.tpl.html&amp;style=blue.css&amp;bgimg=pattern6.png" text:style-name="Internet_20_link" text:visited-style-name="Visited_20_Internet_20_Link"><text:span text:style-name="T5">Mod70</text:span></text:a><text:span text:style-name="T1"> Virbac Paprec – trimaran 21m : Mise en route électronique et calibration de centrale de navigation et informatique.</text:span></text:p>
        </text:list-item>
        <text:list-item>
          <text:p text:style-name="P18">Imoca Virbac Paprec 3 : Maintenance générale électronique après Vendée Globe.</text:p>
        </text:list-item>
      </text:list>
      <text:p text:style-name="P1"><text:line-break/><text:span text:style-name="T2">2012 </text:span></text:p>
      <text:list xml:id="list604055406235062301" text:style-name="L9">
        <text:list-item>
          <text:p text:style-name="P7">Groupe DCI – patrouilleurs P37 : Essais et maintenance d’instruments électroniques de navigation.</text:p>
        </text:list-item>
        <text:list-item>
          <text:p text:style-name="P19"><text:soft-page-break/>TP52 Nearmiss – monocoque 16m : Navigation sur Rolex Cup et réglages électroniques.</text:p>
        </text:list-item>
        <text:list-item>
          <text:p text:style-name="P24"><text:a xlink:type="simple" xlink:href="http://tiriad.org/uf8_2014/wakka.php?wiki=Class40/edit&amp;theme=yeswiki&amp;squelette=fixed-1col.tpl.html&amp;style=blue.css&amp;bgimg=pattern6.png" text:style-name="Internet_20_link" text:visited-style-name="Visited_20_Internet_20_Link"><text:span text:style-name="T6"> </text:span></text:a><text:a xlink:type="simple" xlink:href="http://tiriad.org/uf8_2014/wakka.php?wiki=Class40/edit&amp;theme=yeswiki&amp;squelette=fixed-1col.tpl.html&amp;style=blue.css&amp;bgimg=pattern6.png" text:style-name="Internet_20_link" text:visited-style-name="Visited_20_Internet_20_Link"><text:span text:style-name="T5">Class40</text:span></text:a><text:span text:style-name="T1"> Solidaires en Peloton – monocoque 12m : Réglages pilote automatique et maintenance électronique.</text:span></text:p>
        </text:list-item>
        <text:list-item>
          <text:p text:style-name="P19">Plaisancier Chimere : Maintenance Raymarine et mise en route Adrena.</text:p>
        </text:list-item>
        <text:list-item>
          <text:p text:style-name="P19">Voilier J111 - Chantier PLYachting : Mise en place d’une solution GPS et check électronique.</text:p>
        </text:list-item>
        <text:list-item>
          <text:p text:style-name="P19">Wally Tango – monocoque 24m : Navigation sur Les Voiles de St Tropez et réglages électroniques.</text:p>
        </text:list-item>
        <text:list-item>
          <text:p text:style-name="P19">Chantier Marée Haute : Vente de matériel PST.</text:p>
        </text:list-item>
      </text:list>
      <text:p text:style-name="P1"><text:line-break/><text:span text:style-name="T2">2011</text:span><text:span text:style-name="T4"> </text:span><text:line-break/><text:span text:style-name="T1">- Veltigroup D35 – Catamaran 11m : Installation complète système B&amp;G.</text:span></text:p>
      <text:list xml:id="list4391489894070826892" text:style-name="L10">
        <text:list-item>
          <text:p text:style-name="P11"><text:a xlink:type="simple" xlink:href="http://tiriad.org/uf8_2014/wakka.php?wiki=Class40/edit&amp;theme=yeswiki&amp;squelette=fixed-1col.tpl.html&amp;style=blue.css&amp;bgimg=pattern6.png" text:style-name="Internet_20_link" text:visited-style-name="Visited_20_Internet_20_Link"><text:span text:style-name="T6"> </text:span></text:a><text:a xlink:type="simple" xlink:href="http://tiriad.org/uf8_2014/wakka.php?wiki=Class40/edit&amp;theme=yeswiki&amp;squelette=fixed-1col.tpl.html&amp;style=blue.css&amp;bgimg=pattern6.png" text:style-name="Internet_20_link" text:visited-style-name="Visited_20_Internet_20_Link"><text:span text:style-name="T5">Class40</text:span></text:a><text:span text:style-name="T1"> Mare.de – monocoque 12m : Réglages et calibration du système NKE.</text:span></text:p>
        </text:list-item>
        <text:list-item>
          <text:p text:style-name="P20">Imoca PRB – monocoque 18m : Maintenance générale avant Transat Jacques Vabre.</text:p>
        </text:list-item>
        <text:list-item>
          <text:p text:style-name="P25"><text:a xlink:type="simple" xlink:href="http://tiriad.org/uf8_2014/wakka.php?wiki=Class40/edit&amp;theme=yeswiki&amp;squelette=fixed-1col.tpl.html&amp;style=blue.css&amp;bgimg=pattern6.png" text:style-name="Internet_20_link" text:visited-style-name="Visited_20_Internet_20_Link"><text:span text:style-name="T6"> </text:span></text:a><text:a xlink:type="simple" xlink:href="http://tiriad.org/uf8_2014/wakka.php?wiki=Class40/edit&amp;theme=yeswiki&amp;squelette=fixed-1col.tpl.html&amp;style=blue.css&amp;bgimg=pattern6.png" text:style-name="Internet_20_link" text:visited-style-name="Visited_20_Internet_20_Link"><text:span text:style-name="T5">Class40</text:span></text:a><text:span text:style-name="T1"> Matouba – monocoque 12m : Réglage et calibration système B&amp;G.</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09:57:45.751000000</meta:creation-date>
    <dc:date>2015-04-09T15:26:21.981000000</dc:date>
    <meta:editing-duration>PT5H6M43S</meta:editing-duration>
    <meta:editing-cycles>1</meta:editing-cycles>
    <meta:document-statistic meta:table-count="0" meta:image-count="0" meta:object-count="0" meta:page-count="5" meta:paragraph-count="63" meta:word-count="1259" meta:character-count="8280" meta:non-whitespace-character-count="7071"/>
    <meta:generator>LibreOffice/4.4.1.2$Windows_x86 LibreOffice_project/45e2de17089c24a1fa810c8f975a7171ba4cd432</meta:generator>
  </office:meta>
</office:document-meta>
</file>